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harts" table:style-name="ta1">
        <office:forms form:automatic-focus="false" form:apply-design-mode="false"/>
        <table:shapes>
          <draw:frame draw:z-index="0" draw:style-name="gr1" draw:text-style-name="P1" svg:width="13.2051in" svg:height="5.0717in" svg:x="1.389in" svg:y="1.7016in">
            <draw:object draw:notify-on-update-of-ranges="Sheet1.A1:Sheet1.A15 Sheet1.B1:Sheet1.B1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3.1343in" svg:height="5.7709in" svg:x="1.3799in" svg:y="7.1386in">
            <draw:object draw:notify-on-update-of-ranges="Sheet2.A1:Sheet2.A15 Sheet2.B1:Sheet2.B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2">
        <table:table-column table:style-name="co2" table:number-columns-repeated="1024" table:default-cell-style-name="Default"/>
        <table:table-row table:style-name="ro2">
          <table:table-cell table:style-name="ce1" office:value-type="string" calcext:value-type="string">
            <text:p>newfstatat</text:p>
          </table:table-cell>
          <table:table-cell table:style-name="ce2" office:value-type="float" office:value="814" calcext:value-type="float">
            <text:p>814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fcntl</text:p>
          </table:table-cell>
          <table:table-cell table:style-name="ce2" office:value-type="float" office:value="347" calcext:value-type="float">
            <text:p>34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rite</text:p>
          </table:table-cell>
          <table:table-cell table:style-name="ce2" office:value-type="float" office:value="269" calcext:value-type="float">
            <text:p>26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stat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ad</text:p>
          </table:table-cell>
          <table:table-cell table:style-name="ce2" office:value-type="float" office:value="133" calcext:value-type="float">
            <text:p>13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larm</text:p>
          </table:table-cell>
          <table:table-cell table:style-name="ce2" office:value-type="float" office:value="111" calcext:value-type="float">
            <text:p>11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pen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map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t_sigaction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tdents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unmap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xit_group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at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penat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seek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advise64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nnect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oll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ndto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ocket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cvmsg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cess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rk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teuid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octl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stat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name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tgid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tuid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ill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protect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tegid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trlimit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up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tcwd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tgroups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tpid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adlink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ched_getaffinity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up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chmoda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truncat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tppi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ink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kdi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nam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atf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mask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nlink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timensa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4" table:number-rows-repeated="104852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3">
        <table:table-column table:style-name="co2" table:number-columns-repeated="1024" table:default-cell-style-name="Default"/>
        <table:table-row table:style-name="ro2">
          <table:table-cell table:style-name="ce2" office:value-type="string" calcext:value-type="string">
            <text:p>strlen</text:p>
          </table:table-cell>
          <table:table-cell table:style-name="ce2" office:value-type="float" office:value="2444" calcext:value-type="float">
            <text:p>244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ree</text:p>
          </table:table-cell>
          <table:table-cell table:style-name="ce2" office:value-type="float" office:value="1526" calcext:value-type="float">
            <text:p>152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lloc</text:p>
          </table:table-cell>
          <table:table-cell table:style-name="ce2" office:value-type="float" office:value="1406" calcext:value-type="float">
            <text:p>140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emcpy</text:p>
          </table:table-cell>
          <table:table-cell table:style-name="ce2" office:value-type="float" office:value="1253" calcext:value-type="float">
            <text:p>125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addir</text:p>
          </table:table-cell>
          <table:table-cell table:style-name="ce2" office:value-type="float" office:value="937" calcext:value-type="float">
            <text:p>93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emmove</text:p>
          </table:table-cell>
          <table:table-cell table:style-name="ce2" office:value-type="float" office:value="777" calcext:value-type="float">
            <text:p>77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rcoll</text:p>
          </table:table-cell>
          <table:table-cell table:style-name="ce2" office:value-type="float" office:value="223" calcext:value-type="float">
            <text:p>22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rcmp</text:p>
          </table:table-cell>
          <table:table-cell table:style-name="ce2" office:value-type="float" office:value="203" calcext:value-type="float">
            <text:p>20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cntl</text:p>
          </table:table-cell>
          <table:table-cell table:style-name="ce2" office:value-type="float" office:value="195" calcext:value-type="float">
            <text:p>19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ileno</text:p>
          </table:table-cell>
          <table:table-cell table:style-name="ce2" office:value-type="float" office:value="162" calcext:value-type="float">
            <text:p>16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close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scanf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flush</text:p>
          </table:table-cell>
          <table:table-cell table:style-name="ce2" office:value-type="float" office:value="116" calcext:value-type="float">
            <text:p>11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rchr</text:p>
          </table:table-cell>
          <table:table-cell table:style-name="ce2" office:value-type="float" office:value="104" calcext:value-type="float">
            <text:p>10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write_unlocked</text:p>
          </table:table-cell>
          <table:table-cell table:style-name="ce2" office:value-type="float" office:value="101" calcext:value-type="float">
            <text:p>101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4" table:number-rows-repeated="5">
          <table:table-cell table:number-columns-repeated="1024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2">
          <table:table-cell table:style-name="ce2" office:value-type="string" calcext:value-type="string">
            <text:p>fputs_unlocked</text:p>
          </table:table-cell>
          <table:table-cell table:style-name="ce2" office:value-type="float" office:value="94" calcext:value-type="float">
            <text:p>9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swprint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rspn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alloc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__getdelim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topt_long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rstr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locale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rrchr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__libc_start_main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lose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__cxa_atexit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indtextdomain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extdomain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xit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emcmp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thread_mutex_lock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thread_mutex_unlock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ocaleconv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flush_unlocked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losedir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dopendir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penat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rcpy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alloc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cgettext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__xstat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tenv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__snprintf_chk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bstowcs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tutxent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empcpy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emset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igaction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seek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osix_fadvise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__uflow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emchr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thread_cond_signal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l_langinfo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rncmp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open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uts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pen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cswidth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igismember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tgrgid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thread_mutex_init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ocaltime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ad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swspace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cwidth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igaddset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putc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write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s_selinux_enabled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__fxstat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ysconf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read_unlocked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__strdup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tpwuid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__sprintf_chk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__lxstat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nam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ill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rftim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qsort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teuid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vbuf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satty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thread_mutex_destroy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trlimit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ched_getaffinity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ndutxen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__sched_cpucoun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reope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gren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tpagesiz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tgid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erro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rncpy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tmpxnam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&lt;... qsort resumed&gt; ) <text:s text:c="40"/>= &lt;void&gt;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uidaccess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tgroups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pwen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rit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tuid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utxen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rtou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ign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mask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utimen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__read_chk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_setjm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up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tppi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tpwna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atvf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pendi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rverscm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tynam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lock_gettim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tgrouplis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kdi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&lt;... _obstack_begin resumed&gt; ) <text:s text:c="31"/>= 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chmoda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tcw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__strtoul_intern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bsini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__strtol_intern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thosti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igemptyse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_obstack_begi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nlink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anonicalize_file_nam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tpi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ttimeofday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ink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rro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nget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truncat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nam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brtow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thread_cond_destroy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int_uptim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tlogi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im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__ctype_toupper_lo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oct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tegi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thread_cond_ini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3" table:formula="of:=#error!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4" table:number-rows-repeated="104841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7">00/00/0000</text:date>, <text:time style:data-style-name="N2" text:time-value="15:38:27.4366328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2-17T15:51:00.793978618</dc:date>
    <meta:editing-duration>PT1M8S</meta:editing-duration>
    <meta:editing-cycles>5</meta:editing-cycles>
    <meta:document-statistic meta:table-count="3" meta:cell-count="39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6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20pt" style:font-size-asian="10pt" style:font-size-complex="10pt"/>
    </style:style>
    <style:style style:name="ch5" style:family="chart">
      <style:chart-properties chart:auto-position="true" style:rotation-angle="0"/>
      <style:text-properties fo:font-size="18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7" style:family="chart">
      <style:chart-properties chart:auto-position="true" style:rotation-angle="90"/>
      <style:text-properties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362cm" svg:height="14.659cm" xlink:href=".." xlink:type="simple" chart:class="chart:bar" chart:style-name="ch1">
        <chart:title svg:x="5.41cm" svg:y="0.429cm" chart:style-name="ch2">
          <text:p>Cumulative Library Call Counts from GNU Core Utilities</text:p>
        </chart:title>
        <chart:plot-area chart:style-name="ch3" table:cell-range-address="Sheet2.A1:Sheet2.B15" chart:data-source-has-labels="column" svg:x="2.252cm" svg:y="2.309cm" svg:width="30.443cm" svg:height="10.502cm">
          <chartooo:coordinate-region svg:x="4.058cm" svg:y="2.712cm" svg:width="28.637cm" svg:height="4.925cm"/>
          <chart:axis chart:dimension="x" chart:name="primary-x" chart:style-name="ch4" chartooo:axis-type="auto">
            <chartooo:date-scale/>
            <chart:title svg:x="15.7cm" svg:y="13.104cm" chart:style-name="ch5">
              <text:p>Library Call</text:p>
            </chart:title>
            <chart:categories table:cell-range-address="Sheet2.A1:Sheet2.A15"/>
          </chart:axis>
          <chart:axis chart:dimension="y" chart:name="primary-y" chart:style-name="ch6">
            <chart:title svg:x="0.451cm" svg:y="8.543cm" chart:style-name="ch7">
              <text:p>Count</text:p>
            </chart:title>
            <chart:grid chart:style-name="ch8" chart:class="major"/>
          </chart:axis>
          <chart:series chart:style-name="ch9" chart:values-cell-range-address="Sheet2.B1:Sheet2.B15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strlen</text:p>
                <draw:g>
                  <svg:desc>Sheet2.A1:Sheet2.A15</svg:desc>
                </draw:g>
              </table:table-cell>
              <table:table-cell office:value-type="float" office:value="2444">
                <text:p>2444</text:p>
                <draw:g>
                  <svg:desc>Sheet2.B1:Sheet2.B15</svg:desc>
                </draw:g>
              </table:table-cell>
            </table:table-row>
            <table:table-row>
              <table:table-cell office:value-type="string">
                <text:p>free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>
                <text:p>malloc</text:p>
              </table:table-cell>
              <table:table-cell office:value-type="float" office:value="1406">
                <text:p>1406</text:p>
              </table:table-cell>
            </table:table-row>
            <table:table-row>
              <table:table-cell office:value-type="string">
                <text:p>memcpy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readdir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memmove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strcoll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strcmp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fcntl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fileno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fclose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sscanf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fflush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strchr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fwrite_unlocked</text:p>
              </table:table-cell>
              <table:table-cell office:value-type="float" office:value="101">
                <text:p>1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6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20pt" style:font-size-asian="10pt" style:font-size-complex="10pt"/>
    </style:style>
    <style:style style:name="ch5" style:family="chart">
      <style:chart-properties chart:auto-position="true" style:rotation-angle="0"/>
      <style:text-properties fo:font-size="18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7" style:family="chart">
      <style:chart-properties chart:auto-position="true" style:rotation-angle="90"/>
      <style:text-properties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542cm" svg:height="12.883cm" xlink:href=".." xlink:type="simple" chart:class="chart:bar" chart:style-name="ch1">
        <chart:title svg:x="5.37cm" svg:y="0.393cm" chart:style-name="ch2">
          <text:p>Cumulative System Call Counts from GNU Core Utilities</text:p>
        </chart:title>
        <chart:plot-area chart:style-name="ch3" table:cell-range-address="Sheet1.A1:Sheet1.B15" chart:data-source-has-labels="column" svg:x="2.255cm" svg:y="2.237cm" svg:width="30.617cm" svg:height="8.834cm">
          <chartooo:coordinate-region svg:x="4cm" svg:y="2.64cm" svg:width="28.811cm" svg:height="4.552cm"/>
          <chart:axis chart:dimension="x" chart:name="primary-x" chart:style-name="ch4" chartooo:axis-type="auto">
            <chartooo:date-scale/>
            <chart:title svg:x="15.686cm" svg:y="11.328cm" chart:style-name="ch5">
              <text:p>System Call</text:p>
            </chart:title>
            <chart:categories table:cell-range-address="Sheet1.A1:Sheet1.A15"/>
          </chart:axis>
          <chart:axis chart:dimension="y" chart:name="primary-y" chart:style-name="ch6">
            <chart:title svg:x="0.451cm" svg:y="7.637cm" chart:style-name="ch7">
              <text:p>Count</text:p>
            </chart:title>
            <chart:grid chart:style-name="ch8" chart:class="major"/>
          </chart:axis>
          <chart:series chart:style-name="ch9" chart:values-cell-range-address="Sheet1.B1:Sheet1.B15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newfstatat</text:p>
                <draw:g>
                  <svg:desc>Sheet1.A1:Sheet1.A15</svg:desc>
                </draw:g>
              </table:table-cell>
              <table:table-cell office:value-type="float" office:value="814">
                <text:p>814</text:p>
                <draw:g>
                  <svg:desc>Sheet1.B1:Sheet1.B15</svg:desc>
                </draw:g>
              </table:table-cell>
            </table:table-row>
            <table:table-row>
              <table:table-cell office:value-type="string">
                <text:p>fcntl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write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fstat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read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alarm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open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mmap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rt_sigaction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getdents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munmap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exit_group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stat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openat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lseek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